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BB98EF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end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3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898in" svg:y="2.2661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098in" svg:height="0.2217in" svg:x="1.9925in" svg:y="2.2661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24in" svg:height="0.2323in" svg:x="2.202in" svg:y="2.2661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43in" svg:height="0.2287in" svg:x="2.4043in" svg:y="2.2661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6083in" svg:y="2.2661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1in" svg:height="0.2287in" svg:x="2.8118in" svg:y="2.2661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3.0146in" svg:y="2.2661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24in" svg:height="0.2287in" svg:x="3.222in" svg:y="2.2661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4244in" svg:y="2.2661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16in" svg:height="0.2252in" svg:x="3.6272in" svg:y="2.2661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1996in" svg:height="0.2217in" svg:x="3.8283in" svg:y="2.2661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22in" svg:height="0.2252in" svg:x="4.028in" svg:y="2.2661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398in" svg:y="2.2661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67in" svg:height="0.2358in" svg:x="4.4425in" svg:y="2.258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484in" svg:y="2.2661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76in" svg:height="0.2217in" svg:x="4.8508in" svg:y="2.265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67in" svg:height="0.2217in" svg:x="5.048in" svg:y="2.2728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59in" svg:height="0.2217in" svg:x="5.2543in" svg:y="2.2728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77in" svg:height="0.215in" svg:x="5.4598in" svg:y="2.2728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78in" svg:height="0.2185in" svg:x="5.6772in" svg:y="2.2693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646in" svg:y="2.2661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78in" svg:height="0.2217in" svg:x="6.0835in" svg:y="2.2693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709in" svg:y="2.2728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5in" svg:height="0.2217in" svg:x="6.4807in" svg:y="2.2728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984in" svg:y="2.2728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43in" svg:height="0.2252in" svg:x="6.8937in" svg:y="2.2661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98in" svg:y="2.2661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79in" svg:height="0.2252in" svg:x="1.5819in" svg:y="2.2661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16in" svg:height="0.2185in" svg:x="7.3008in" svg:y="2.2728in"><draw:text-box><text:p text:style-name="P3"><text:span text:style-name="T1"><text:a xlink:href="python://get_nama_wajib_pajak(o,28)" xlink:type="simple">28</text:a></text:span></text:p></draw:text-box></draw:frame><draw:frame text:anchor-type="paragraph" draw:z-index="81" draw:style-name="gr12" draw:text-style-name="P13" svg:width="0.1953in" svg:height="0.2213in" svg:x="1.7917in" svg:y="2.0126in"><draw:text-box><text:p text:style-name="P12"><text:span text:style-name="T1"><text:a xlink:href="python://get_npwp_wajib_pajak(o,1)" xlink:type="simple">1</text:a></text:span></text:p></draw:text-box></draw:frame><draw:frame text:anchor-type="paragraph" draw:z-index="82" draw:style-name="gr8" draw:text-style-name="P5" svg:width="0.2098in" svg:height="0.2224in" svg:x="2.1874in" svg:y="2.0126in"><draw:text-box><text:p text:style-name="P12"><text:span text:style-name="T1"><text:a xlink:href="python://get_npwp_wajib_pajak(o,2)" xlink:type="simple">2</text:a></text:span></text:p></draw:text-box></draw:frame><draw:frame text:anchor-type="paragraph" draw:z-index="83" draw:style-name="gr8" draw:text-style-name="P5" svg:width="0.2039in" svg:height="0.2224in" svg:x="2.3972in" svg:y="2.0126in"><draw:text-box><text:p text:style-name="P12"><text:span text:style-name="T1"><text:a xlink:href="python://get_npwp_wajib_pajak(o,3)" xlink:type="simple">3</text:a></text:span></text:p></draw:text-box></draw:frame><draw:frame text:anchor-type="paragraph" draw:z-index="84" draw:style-name="gr4" draw:text-style-name="P5" svg:width="0.2016in" svg:height="0.2252in" svg:x="2.6008in" svg:y="2.0126in"><draw:text-box><text:p text:style-name="P12"><text:span text:style-name="T1"><text:a xlink:href="python://get_npwp_wajib_pajak(o,4)" xlink:type="simple">4</text:a></text:span></text:p></draw:text-box></draw:frame><draw:frame text:anchor-type="paragraph" draw:z-index="85" draw:style-name="gr8" draw:text-style-name="P5" svg:width="0.1976in" svg:height="0.2224in" svg:x="3.0161in" svg:y="2.0126in"><draw:text-box><text:p text:style-name="P12"><text:span text:style-name="T1"><text:a xlink:href="python://get_npwp_wajib_pajak(o,5)" xlink:type="simple">5</text:a></text:span></text:p></draw:text-box></draw:frame><draw:frame text:anchor-type="paragraph" draw:z-index="86" draw:style-name="gr8" draw:text-style-name="P5" svg:width="0.2024in" svg:height="0.2224in" svg:x="3.2134in" svg:y="2.0126in"><draw:text-box><text:p text:style-name="P3"><text:span text:style-name="T2"><text:a xlink:href="python://get_npwp_wajib_pajak(o,6)" xlink:type="simple">6</text:a></text:span></text:p></draw:text-box></draw:frame><draw:frame text:anchor-type="paragraph" draw:z-index="87" draw:style-name="gr4" draw:text-style-name="P5" svg:width="0.2157in" svg:height="0.2252in" svg:x="3.4154in" svg:y="2.0126in"><draw:text-box><text:p text:style-name="P3"><text:span text:style-name="T2"><text:a xlink:href="python://get_npwp_wajib_pajak(o,7)" xlink:type="simple">7</text:a></text:span></text:p></draw:text-box></draw:frame><draw:frame text:anchor-type="paragraph" draw:z-index="88" draw:style-name="gr4" draw:text-style-name="P5" svg:width="0.2016in" svg:height="0.2252in" svg:x="3.8256in" svg:y="2.0126in"><draw:text-box><text:p text:style-name="P3"><text:span text:style-name="T2"><text:a xlink:href="python://get_npwp_wajib_pajak(o,8)" xlink:type="simple">8</text:a></text:span></text:p></draw:text-box></draw:frame><draw:frame text:anchor-type="paragraph" draw:z-index="89" draw:style-name="gr4" draw:text-style-name="P5" svg:width="0.2079in" svg:height="0.2252in" svg:x="4.2299in" svg:y="2.0126in"><draw:text-box><text:p text:style-name="P3"><text:span text:style-name="T2"><text:a xlink:href="python://get_npwp_wajib_pajak(o,9)" xlink:type="simple">9</text:a></text:span></text:p></draw:text-box></draw:frame><draw:frame text:anchor-type="paragraph" draw:z-index="90" draw:style-name="gr8" draw:text-style-name="P6" svg:width="0.2039in" svg:height="0.2224in" svg:x="4.4374in" svg:y="2.0126in"><draw:text-box><text:p text:style-name="P3"><text:span text:style-name="T2"><text:a xlink:href="python://get_npwp_wajib_pajak(o,10)" xlink:type="simple">10</text:a></text:span></text:p></draw:text-box></draw:frame><draw:frame text:anchor-type="paragraph" draw:z-index="91" draw:style-name="gr4" draw:text-style-name="P6" svg:width="0.2012in" svg:height="0.2252in" svg:x="4.6409in" svg:y="2.0126in"><draw:text-box><text:p text:style-name="P3"><text:span text:style-name="T2"><text:a xlink:href="python://get_npwp_wajib_pajak(o,11)" xlink:type="simple">11</text:a></text:span></text:p></draw:text-box></draw:frame><draw:frame text:anchor-type="paragraph" draw:z-index="92" draw:style-name="gr4" draw:text-style-name="P6" svg:width="0.2071in" svg:height="0.2252in" svg:x="5.048in" svg:y="2.0126in"><draw:text-box><text:p text:style-name="P3"><text:span text:style-name="T2"><text:a xlink:href="python://get_npwp_wajib_pajak(o,12)" xlink:type="simple">12</text:a></text:span></text:p></draw:text-box></draw:frame><draw:frame text:anchor-type="paragraph" draw:z-index="93" draw:style-name="gr8" draw:text-style-name="P6" svg:width="0.2051in" svg:height="0.2224in" svg:x="5.2547in" svg:y="2.0126in"><draw:text-box><text:p text:style-name="P3"><text:span text:style-name="T2"><text:a xlink:href="python://get_npwp_wajib_pajak(o,13)" xlink:type="simple">13</text:a></text:span></text:p></draw:text-box></draw:frame><draw:frame text:anchor-type="paragraph" draw:z-index="94" draw:style-name="gr4" draw:text-style-name="P6" svg:width="0.2059in" svg:height="0.2252in" svg:x="5.4598in" svg:y="2.0126in"><draw:text-box><text:p text:style-name="P3"><text:span text:style-name="T2"><text:a xlink:href="python://get_npwp_wajib_pajak(o,14)" xlink:type="simple">14</text:a></text:span></text:p></draw:text-box></draw:frame><draw:frame text:anchor-type="paragraph" draw:z-index="95" draw:style-name="gr13" draw:text-style-name="P13" svg:width="0.1976in" svg:height="0.224in" svg:x="1.5839in" svg:y="2.0126in"><draw:text-box><text:p text:style-name="P12"><text:span text:style-name="T1"><text:a xlink:href="python://get_npwp_wajib_pajak(o,0)" xlink:type="simple">0</text:a></text:span></text:p></draw:text-box></draw:frame><draw:frame text:anchor-type="paragraph" draw:z-index="96" draw:style-name="gr7" draw:text-style-name="P13" svg:width="0.2142in" svg:height="0.2185in" svg:x="3.6146in" svg:y="6.4244in"><draw:text-box><text:p text:style-name="P12"><text:span text:style-name="T1"><text:a xlink:href="python://get_npwp_pemotong_pajak(o,1)" xlink:type="simple">1</text:a></text:span></text:p></draw:text-box></draw:frame><draw:frame text:anchor-type="paragraph" draw:z-index="97" draw:style-name="gr7" draw:text-style-name="P5" svg:width="0.1976in" svg:height="0.2185in" svg:x="4.0335in" svg:y="6.4244in"><draw:text-box><text:p text:style-name="P12"><text:span text:style-name="T1"><text:a xlink:href="python://get_npwp_pemotong_pajak(o,2)" xlink:type="simple">2</text:a></text:span></text:p></draw:text-box></draw:frame><draw:frame text:anchor-type="paragraph" draw:z-index="98" draw:style-name="gr7" draw:text-style-name="P5" svg:width="0.2039in" svg:height="0.2185in" svg:x="4.2307in" svg:y="6.4244in"><draw:text-box><text:p text:style-name="P12"><text:span text:style-name="T1"><text:a xlink:href="python://get_npwp_pemotong_pajak(o,3)" xlink:type="simple">3</text:a></text:span></text:p></draw:text-box></draw:frame><draw:frame text:anchor-type="paragraph" draw:z-index="99" draw:style-name="gr7" draw:text-style-name="P5" svg:width="0.2059in" svg:height="0.2185in" svg:x="4.4339in" svg:y="6.4252in"><draw:text-box><text:p text:style-name="P12"><text:span text:style-name="T1"><text:a xlink:href="python://get_npwp_pemotong_pajak(o,4)" xlink:type="simple">4</text:a></text:span></text:p></draw:text-box></draw:frame><draw:frame text:anchor-type="paragraph" draw:z-index="100" draw:style-name="gr7" draw:text-style-name="P5" svg:width="0.2161in" svg:height="0.2185in" svg:x="4.8335in" svg:y="6.4252in"><draw:text-box><text:p text:style-name="P12"><text:span text:style-name="T1"><text:a xlink:href="python://get_npwp_pemotong_pajak(o,5)" xlink:type="simple">5</text:a></text:span></text:p></draw:text-box></draw:frame><draw:frame text:anchor-type="paragraph" draw:z-index="101" draw:style-name="gr7" draw:text-style-name="P5" svg:width="0.1953in" svg:height="0.2185in" svg:x="5.0492in" svg:y="6.4252in"><draw:text-box><text:p text:style-name="P3"><text:span text:style-name="T2"><text:a xlink:href="python://get_npwp_pemotong_pajak(o,6)" xlink:type="simple">6</text:a></text:span></text:p></draw:text-box></draw:frame><draw:frame text:anchor-type="paragraph" draw:z-index="102" draw:style-name="gr7" draw:text-style-name="P5" svg:width="0.2106in" svg:height="0.2185in" svg:x="5.2445in" svg:y="6.4252in"><draw:text-box><text:p text:style-name="P3"><text:span text:style-name="T2"><text:a xlink:href="python://get_npwp_pemotong_pajak(o,7)" xlink:type="simple">7</text:a></text:span></text:p></draw:text-box></draw:frame><draw:frame text:anchor-type="paragraph" draw:z-index="103" draw:style-name="gr7" draw:text-style-name="P5" svg:width="0.2087in" svg:height="0.2185in" svg:x="5.6602in" svg:y="6.4252in"><draw:text-box><text:p text:style-name="P3"><text:span text:style-name="T2"><text:a xlink:href="python://get_npwp_pemotong_pajak(o,8)" xlink:type="simple">8</text:a></text:span></text:p></draw:text-box></draw:frame><draw:frame text:anchor-type="paragraph" draw:z-index="104" draw:style-name="gr7" draw:text-style-name="P5" svg:width="0.1898in" svg:height="0.2185in" svg:x="6.0693in" svg:y="6.4252in"><draw:text-box><text:p text:style-name="P3"><text:span text:style-name="T2"><text:a xlink:href="python://get_npwp_pemotong_pajak(o,9)" xlink:type="simple">9</text:a></text:span></text:p></draw:text-box></draw:frame><draw:frame text:anchor-type="paragraph" draw:z-index="105" draw:style-name="gr7" draw:text-style-name="P6" svg:width="0.2224in" svg:height="0.2185in" svg:x="6.2591in" svg:y="6.4252in"><draw:text-box><text:p text:style-name="P3"><text:span text:style-name="T2"><text:a xlink:href="python://get_npwp_pemotong_pajak(o,10)" xlink:type="simple">10</text:a></text:span></text:p></draw:text-box></draw:frame><draw:frame text:anchor-type="paragraph" draw:z-index="106" draw:style-name="gr7" draw:text-style-name="P6" svg:width="0.2024in" svg:height="0.2185in" svg:x="6.8799in" svg:y="6.4252in"><draw:text-box><text:p text:style-name="P3"><text:span text:style-name="T2"><text:a xlink:href="python://get_npwp_pemotong_pajak(o,12)" xlink:type="simple">12</text:a></text:span></text:p></draw:text-box></draw:frame><draw:frame text:anchor-type="paragraph" draw:z-index="107" draw:style-name="gr7" draw:text-style-name="P6" svg:width="0.2016in" svg:height="0.2185in" svg:x="7.0819in" svg:y="6.4252in"><draw:text-box><text:p text:style-name="P3"><text:span text:style-name="T2"><text:a xlink:href="python://get_npwp_pemotong_pajak(o,13)" xlink:type="simple">13</text:a></text:span></text:p></draw:text-box></draw:frame><draw:frame text:anchor-type="paragraph" draw:z-index="108" draw:style-name="gr7" draw:text-style-name="P6" svg:width="0.1949in" svg:height="0.2185in" svg:x="7.2835in" svg:y="6.4252in"><draw:text-box><text:p text:style-name="P3"><text:span text:style-name="T2"><text:a xlink:href="python://get_npwp_pemotong_pajak(o,14)" xlink:type="simple">14</text:a></text:span></text:p></draw:text-box></draw:frame><draw:frame text:anchor-type="paragraph" draw:z-index="109" draw:style-name="gr7" draw:text-style-name="P13" svg:width="0.1913in" svg:height="0.2185in" svg:x="3.4236in" svg:y="6.4252in"><draw:text-box><text:p text:style-name="P12"><text:span text:style-name="T1"><text:a xlink:href="python://get_npwp_pemotong_pajak(o,0)" xlink:type="simple">0</text:a></text:span></text:p></draw:text-box></draw:frame><draw:frame text:anchor-type="paragraph" draw:z-index="110" draw:style-name="gr3" draw:text-style-name="P4" svg:width="0.2012in" svg:height="0.2287in" svg:x="3.6252in" svg:y="6.7071in"><draw:text-box><text:p text:style-name="P3"><text:span text:style-name="T1"><text:a xlink:href="python://get_nama_pemotong_pajak(o,1)" xlink:type="simple">1</text:a></text:span></text:p></draw:text-box></draw:frame><draw:frame text:anchor-type="paragraph" draw:z-index="111" draw:style-name="gr14" draw:text-style-name="P4" svg:width="0.2016in" svg:height="0.2331in" svg:x="3.8256in" svg:y="6.7028in"><draw:text-box><text:p text:style-name="P3"><text:span text:style-name="T1"><text:a xlink:href="python://get_nama_pemotong_pajak(o,2)" xlink:type="simple">2</text:a></text:span></text:p></draw:text-box></draw:frame><draw:frame text:anchor-type="paragraph" draw:z-index="112" draw:style-name="gr3" draw:text-style-name="P4" svg:width="0.1996in" svg:height="0.2287in" svg:x="4.0272in" svg:y="6.7071in"><draw:text-box><text:p text:style-name="P3"><text:span text:style-name="T1"><text:a xlink:href="python://get_nama_pemotong_pajak(o,3)" xlink:type="simple">3</text:a></text:span></text:p></draw:text-box></draw:frame><draw:frame text:anchor-type="paragraph" draw:z-index="113" draw:style-name="gr14" draw:text-style-name="P4" svg:width="0.2039in" svg:height="0.2331in" svg:x="4.2264in" svg:y="6.7028in"><draw:text-box><text:p text:style-name="P3"><text:span text:style-name="T1"><text:a xlink:href="python://get_nama_pemotong_pajak(o,4)" xlink:type="simple">4</text:a></text:span></text:p></draw:text-box></draw:frame><draw:frame text:anchor-type="paragraph" draw:z-index="114" draw:style-name="gr14" draw:text-style-name="P5" svg:width="0.2185in" svg:height="0.2331in" svg:x="4.4299in" svg:y="6.7028in"><draw:text-box><text:p text:style-name="P3"><text:span text:style-name="T2"><text:a xlink:href="python://get_nama_pemotong_pajak(o,5)" xlink:type="simple">5</text:a></text:span></text:p></draw:text-box></draw:frame><draw:frame text:anchor-type="paragraph" draw:z-index="115" draw:style-name="gr14" draw:text-style-name="P5" svg:width="0.2012in" svg:height="0.2331in" svg:x="4.648in" svg:y="6.7028in"><draw:text-box><text:p text:style-name="P3"><text:span text:style-name="T2"><text:a xlink:href="python://get_nama_pemotong_pajak(o,6)" xlink:type="simple">6</text:a></text:span></text:p></draw:text-box></draw:frame><draw:frame text:anchor-type="paragraph" draw:z-index="116" draw:style-name="gr3" draw:text-style-name="P5" svg:width="0.2087in" svg:height="0.2287in" svg:x="4.8484in" svg:y="6.7071in"><draw:text-box><text:p text:style-name="P3"><text:span text:style-name="T2"><text:a xlink:href="python://get_nama_pemotong_pajak(o,7)" xlink:type="simple">7</text:a></text:span></text:p></draw:text-box></draw:frame><draw:frame text:anchor-type="paragraph" draw:z-index="117" draw:style-name="gr15" draw:text-style-name="P4" svg:width="0.187in" svg:height="0.226in" svg:x="5.0571in" svg:y="6.7102in"><draw:text-box><text:p text:style-name="P3"><text:span text:style-name="T1"><text:a xlink:href="python://get_nama_pemotong_pajak(o,8)" xlink:type="simple">8</text:a></text:span></text:p></draw:text-box></draw:frame><draw:frame text:anchor-type="paragraph" draw:z-index="118" draw:style-name="gr14" draw:text-style-name="P4" svg:width="0.2189in" svg:height="0.2331in" svg:x="5.2437in" svg:y="6.7028in"><draw:text-box><text:p text:style-name="P3"><text:span text:style-name="T1"><text:a xlink:href="python://get_nama_pemotong_pajak(o,9)" xlink:type="simple">9</text:a></text:span></text:p></draw:text-box></draw:frame><draw:frame text:anchor-type="paragraph" draw:z-index="119" draw:style-name="gr16" draw:text-style-name="P6" svg:width="0.2016in" svg:height="0.2295in" svg:x="5.4626in" svg:y="6.7071in"><draw:text-box><text:p text:style-name="P3"><text:span text:style-name="T1"><text:a xlink:href="python://get_nama_pemotong_pajak(o,10)" xlink:type="simple">10</text:a></text:span></text:p></draw:text-box></draw:frame><draw:frame text:anchor-type="paragraph" draw:z-index="120" draw:style-name="gr15" draw:text-style-name="P6" svg:width="0.1976in" svg:height="0.226in" svg:x="5.6638in" svg:y="6.7102in"><draw:text-box><text:p text:style-name="P3"><text:span text:style-name="T1"><text:a xlink:href="python://get_nama_pemotong_pajak(o,11)" xlink:type="simple">11</text:a></text:span></text:p></draw:text-box></draw:frame><draw:frame text:anchor-type="paragraph" draw:z-index="121" draw:style-name="gr15" draw:text-style-name="P6" svg:width="0.2122in" svg:height="0.226in" svg:x="5.861in" svg:y="6.7102in"><draw:text-box><text:p text:style-name="P3"><text:span text:style-name="T1"><text:a xlink:href="python://get_nama_pemotong_pajak(o,12)" xlink:type="simple">12</text:a></text:span></text:p></draw:text-box></draw:frame><draw:frame text:anchor-type="paragraph" draw:z-index="122" draw:style-name="gr15" draw:text-style-name="P6" svg:width="0.2051in" svg:height="0.226in" svg:x="6.0728in" svg:y="6.7102in"><draw:text-box><text:p text:style-name="P3"><text:span text:style-name="T1"><text:a xlink:href="python://get_nama_pemotong_pajak(o,13)" xlink:type="simple">13</text:a></text:span></text:p></draw:text-box></draw:frame><draw:frame text:anchor-type="paragraph" draw:z-index="123" draw:style-name="gr16" draw:text-style-name="P6" svg:width="0.1949in" svg:height="0.2295in" svg:x="6.278in" svg:y="6.7071in"><draw:text-box><text:p text:style-name="P3"><text:span text:style-name="T1"><text:a xlink:href="python://get_nama_pemotong_pajak(o,14)" xlink:type="simple">14</text:a></text:span></text:p></draw:text-box></draw:frame><draw:frame text:anchor-type="paragraph" draw:z-index="124" draw:style-name="gr15" draw:text-style-name="P6" svg:width="0.2039in" svg:height="0.226in" svg:x="6.472in" svg:y="6.7102in"><draw:text-box><text:p text:style-name="P3"><text:span text:style-name="T1"><text:a xlink:href="python://get_nama_pemotong_pajak(o,15)" xlink:type="simple">15</text:a></text:span></text:p></draw:text-box></draw:frame><draw:frame text:anchor-type="paragraph" draw:z-index="125" draw:style-name="gr15" draw:text-style-name="P6" svg:width="0.2024in" svg:height="0.226in" svg:x="6.6756in" svg:y="6.7102in"><draw:text-box><text:p text:style-name="P3"><text:span text:style-name="T1"><text:a xlink:href="python://get_nama_pemotong_pajak(o,16)" xlink:type="simple">16</text:a></text:span></text:p></draw:text-box></draw:frame><draw:frame text:anchor-type="paragraph" draw:z-index="126" draw:style-name="gr15" draw:text-style-name="P6" svg:width="0.215in" svg:height="0.226in" svg:x="6.878in" svg:y="6.7102in"><draw:text-box><text:p text:style-name="P3"><text:span text:style-name="T1"><text:a xlink:href="python://get_nama_pemotong_pajak(o,17)" xlink:type="simple">17</text:a></text:span></text:p></draw:text-box></draw:frame><draw:frame text:anchor-type="paragraph" draw:z-index="127" draw:style-name="gr15" draw:text-style-name="P6" svg:width="0.1898in" svg:height="0.226in" svg:x="7.0925in" svg:y="6.7102in"><draw:text-box><text:p text:style-name="P3"><text:span text:style-name="T1"><text:a xlink:href="python://get_nama_pemotong_pajak(o,18)" xlink:type="simple">18</text:a></text:span></text:p></draw:text-box></draw:frame><draw:frame text:anchor-type="paragraph" draw:z-index="128" draw:style-name="gr16" draw:text-style-name="P6" svg:width="0.1961in" svg:height="0.2295in" svg:x="7.2819in" svg:y="6.7071in"><draw:text-box><text:p text:style-name="P3"><text:span text:style-name="T1"><text:a xlink:href="python://get_nama_pemotong_pajak(o,19)" xlink:type="simple">19</text:a></text:span></text:p></draw:text-box></draw:frame><draw:frame text:anchor-type="paragraph" draw:z-index="129" draw:style-name="gr17" draw:text-style-name="P4" svg:width="0.2142in" svg:height="0.2106in" svg:x="3.411in" svg:y="6.7165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8" draw:text-style-name="P5" svg:width="0.2031in" svg:height="0.2224in" svg:x="1.7835in" svg:y="2.5409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862in" svg:y="2.5409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17in" svg:height="0.2224in" svg:x="2.1874in" svg:y="2.5409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in" svg:height="0.2224in" svg:x="2.3902in" svg:y="2.5409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6047in" svg:y="2.5417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12in" svg:height="0.2217in" svg:x="2.8083in" svg:y="2.5417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3.0091in" svg:y="2.5417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2102in" svg:y="2.5417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098in" svg:height="0.2217in" svg:x="3.4126in" svg:y="2.5417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79in" svg:height="0.2217in" svg:x="3.622in" svg:y="2.5417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39in" svg:height="0.2217in" svg:x="3.8283in" svg:y="2.5417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098in" svg:height="0.2217in" svg:x="4.0319in" svg:y="2.5417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417in" svg:y="2.5417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06in" svg:height="0.2217in" svg:x="4.4374in" svg:y="2.5417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49in" svg:height="0.2217in" svg:x="4.6472in" svg:y="2.5417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06in" svg:height="0.2217in" svg:x="4.8417in" svg:y="2.5417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52in" svg:y="2.5417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53in" svg:height="0.2217in" svg:x="5.2709in" svg:y="2.5417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654in" svg:y="2.5417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24in" svg:height="0.2217in" svg:x="5.6681in" svg:y="2.5417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06in" svg:height="0.2217in" svg:x="5.8701in" svg:y="2.5417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39in" svg:height="0.2217in" svg:x="6.0807in" svg:y="2.5417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839in" svg:y="2.5417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24in" svg:height="0.2217in" svg:x="6.4866in" svg:y="2.5417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89in" svg:y="2.5417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06in" svg:height="0.2122in" svg:x="6.8917in" svg:y="2.5417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53in" svg:height="0.2217in" svg:x="7.102in" svg:y="2.5417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854in" svg:y="2.5417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3118in" svg:y="2.5417in"><draw:text-box><text:p text:style-name="P3"><text:span text:style-name="T2"><text:a xlink:href="python://get_alamat_wajib_pajak(o,28)" xlink:type="simple">28</text:a></text:span></text:p></draw:text-box></draw:frame><draw:frame text:anchor-type="paragraph" draw:z-index="134" draw:style-name="gr18" draw:text-style-name="P4" svg:width="0.1941in" svg:height="0.2114in" svg:x="3.628in" svg:y="6.9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35" draw:style-name="gr18" draw:text-style-name="P4" svg:width="0.2039in" svg:height="0.2114in" svg:x="3.8217in" svg:y="6.9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36" draw:style-name="gr18" draw:text-style-name="P4" svg:width="0.2134in" svg:height="0.2114in" svg:x="4.0252in" svg:y="6.9846in"><draw:text-box><text:p text:style-name="P3"><text:span text:style-name="T1"><text:a xlink:href="python://get_nama_pemotong_pajak(o,23)" xlink:type="simple">23</text:a></text:span></text:p></draw:text-box></draw:frame><draw:frame text:anchor-type="paragraph" draw:z-index="137" draw:style-name="gr18" draw:text-style-name="P4" svg:width="0.2012in" svg:height="0.2114in" svg:x="4.2382in" svg:y="6.9846in"><draw:text-box><text:p text:style-name="P3"><text:span text:style-name="T1"><text:a xlink:href="python://get_nama_pemotong_pajak(o,24)" xlink:type="simple">24</text:a></text:span></text:p></draw:text-box></draw:frame><draw:frame text:anchor-type="paragraph" draw:z-index="138" draw:style-name="gr18" draw:text-style-name="P5" svg:width="0.2016in" svg:height="0.2114in" svg:x="4.439in" svg:y="6.9846in"><draw:text-box><text:p text:style-name="P3"><text:span text:style-name="T2"><text:a xlink:href="python://get_nama_pemotong_pajak(o,25)" xlink:type="simple">25</text:a></text:span></text:p></draw:text-box></draw:frame><draw:frame text:anchor-type="paragraph" draw:z-index="139" draw:style-name="gr18" draw:text-style-name="P5" svg:width="0.2051in" svg:height="0.2114in" svg:x="4.6402in" svg:y="6.9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40" draw:style-name="gr18" draw:text-style-name="P5" svg:width="0.2087in" svg:height="0.2114in" svg:x="4.8453in" svg:y="6.9846in"><draw:text-box><text:p text:style-name="P3"><text:span text:style-name="T2"><text:a xlink:href="python://get_nama_pemotong_pajak(o,27)" xlink:type="simple">27</text:a></text:span></text:p></draw:text-box></draw:frame><draw:frame text:anchor-type="paragraph" draw:z-index="141" draw:style-name="gr17" draw:text-style-name="P4" svg:width="0.2051in" svg:height="0.2106in" svg:x="5.0535in" svg:y="6.9862in"><draw:text-box><text:p text:style-name="P3"><text:span text:style-name="T1"><text:a xlink:href="python://get_nama_pemotong_pajak(o,28)" xlink:type="simple">28</text:a></text:span></text:p></draw:text-box></draw:frame><draw:frame text:anchor-type="paragraph" draw:z-index="142" draw:style-name="gr18" draw:text-style-name="P4" svg:width="0.2012in" svg:height="0.2114in" svg:x="5.2583in" svg:y="6.9846in"><draw:text-box><text:p text:style-name="P3"><text:span text:style-name="T1"><text:a xlink:href="python://get_nama_pemotong_pajak(o,29)" xlink:type="simple">29</text:a></text:span></text:p></draw:text-box></draw:frame><draw:frame text:anchor-type="paragraph" draw:z-index="143" draw:style-name="gr17" draw:text-style-name="P6" svg:width="0.2012in" svg:height="0.2106in" svg:x="5.4591in" svg:y="6.9862in"><draw:text-box><text:p text:style-name="P3"><text:span text:style-name="T1"><text:a xlink:href="python://get_nama_pemotong_pajak(o,30)" xlink:type="simple">30</text:a></text:span></text:p></draw:text-box></draw:frame><draw:frame text:anchor-type="paragraph" draw:z-index="144" draw:style-name="gr17" draw:text-style-name="P6" svg:width="0.2087in" svg:height="0.2106in" svg:x="5.6598in" svg:y="6.9862in"><draw:text-box><text:p text:style-name="P3"><text:span text:style-name="T1"><text:a xlink:href="python://get_nama_pemotong_pajak(o,31)" xlink:type="simple">31</text:a></text:span></text:p></draw:text-box></draw:frame><draw:frame text:anchor-type="paragraph" draw:z-index="145" draw:style-name="gr17" draw:text-style-name="P6" svg:width="0.1976in" svg:height="0.2106in" svg:x="5.8681in" svg:y="6.9862in"><draw:text-box><text:p text:style-name="P3"><text:span text:style-name="T1"><text:a xlink:href="python://get_nama_pemotong_pajak(o,32)" xlink:type="simple">32</text:a></text:span></text:p></draw:text-box></draw:frame><draw:frame text:anchor-type="paragraph" draw:z-index="146" draw:style-name="gr17" draw:text-style-name="P6" svg:width="0.2087in" svg:height="0.2106in" svg:x="6.0654in" svg:y="6.9862in"><draw:text-box><text:p text:style-name="P3"><text:span text:style-name="T1"><text:a xlink:href="python://get_nama_pemotong_pajak(o,33)" xlink:type="simple">33</text:a></text:span></text:p></draw:text-box></draw:frame><draw:frame text:anchor-type="paragraph" draw:z-index="147" draw:style-name="gr17" draw:text-style-name="P6" svg:width="0.2087in" svg:height="0.2106in" svg:x="6.2736in" svg:y="6.9862in"><draw:text-box><text:p text:style-name="P3"><text:span text:style-name="T1"><text:a xlink:href="python://get_nama_pemotong_pajak(o,34)" xlink:type="simple">34</text:a></text:span></text:p></draw:text-box></draw:frame><draw:frame text:anchor-type="paragraph" draw:z-index="148" draw:style-name="gr17" draw:text-style-name="P6" svg:width="0.1862in" svg:height="0.2106in" svg:x="6.4819in" svg:y="6.9862in"><draw:text-box><text:p text:style-name="P3"><text:span text:style-name="T1"><text:a xlink:href="python://get_nama_pemotong_pajak(o,35)" xlink:type="simple">35</text:a></text:span></text:p></draw:text-box></draw:frame><draw:frame text:anchor-type="paragraph" draw:z-index="149" draw:style-name="gr17" draw:text-style-name="P6" svg:width="0.2197in" svg:height="0.2106in" svg:x="6.6681in" svg:y="6.9862in"><draw:text-box><text:p text:style-name="P3"><text:span text:style-name="T1"><text:a xlink:href="python://get_nama_pemotong_pajak(o,36)" xlink:type="simple">36</text:a></text:span></text:p></draw:text-box></draw:frame><draw:frame text:anchor-type="paragraph" draw:z-index="150" draw:style-name="gr17" draw:text-style-name="P6" svg:width="0.2012in" svg:height="0.2106in" svg:x="6.8874in" svg:y="6.9862in"><draw:text-box><text:p text:style-name="P3"><text:span text:style-name="T1"><text:a xlink:href="python://get_nama_pemotong_pajak(o,37)" xlink:type="simple">37</text:a></text:span></text:p></draw:text-box></draw:frame><draw:frame text:anchor-type="paragraph" draw:z-index="151" draw:style-name="gr17" draw:text-style-name="P6" svg:width="0.2016in" svg:height="0.2106in" svg:x="7.0882in" svg:y="6.9862in"><draw:text-box><text:p text:style-name="P3"><text:span text:style-name="T1"><text:a xlink:href="python://get_nama_pemotong_pajak(o,38)" xlink:type="simple">38</text:a></text:span></text:p></draw:text-box></draw:frame><draw:frame text:anchor-type="paragraph" draw:z-index="152" draw:style-name="gr17" draw:text-style-name="P6" svg:width="0.2087in" svg:height="0.2106in" svg:x="7.2898in" svg:y="6.9862in"><draw:text-box><text:p text:style-name="P3"><text:span text:style-name="T1"><text:a xlink:href="python://get_nama_pemotong_pajak(o,39)" xlink:type="simple">39</text:a></text:span></text:p></draw:text-box></draw:frame><draw:frame text:anchor-type="paragraph" draw:z-index="153" draw:style-name="gr17" draw:text-style-name="P4" svg:width="0.2185in" svg:height="0.2106in" svg:x="3.4098in" svg:y="6.9846in"><draw:text-box><text:p text:style-name="P3"><text:span text:style-name="T1"><text:a xlink:href="python://get_nama_pemotong_pajak(o,20)" xlink:type="simple">20</text:a></text:span></text:p></draw:text-box></draw:frame><draw:frame text:anchor-type="paragraph" draw:z-index="154" draw:style-name="gr7" draw:text-style-name="P6" svg:width="0.1953in" svg:height="0.2185in" svg:x="6.4811in" svg:y="6.4299in"><draw:text-box><text:p text:style-name="P3"><text:span text:style-name="T2"><text:a xlink:href="python://get_npwp_pemotong_pajak(o,11)" xlink:type="simple">11</text:a></text:span></text:p></draw:text-box></draw:frame><draw:frame text:anchor-type="paragraph" draw:z-index="58" draw:style-name="gr10" draw:text-style-name="P7" svg:width="6.7776in" svg:height="0.2169in" svg:x="0.1508in" svg:y="3.3118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476in" svg:height="0.2106in" svg:x="2.798in" svg:y="4.5807in"><draw:text-box><text:p text:style-name="P8"><text:span text:style-name="T4"><text:a xlink:href="python://formatLang(get_matrix_line(5).get('bruto', &quot;&quot;), dp='DPP Bukti Potong')" xlink:type="simple">BRUTO_5</text:a></text:span></text:p></draw:text-box></draw:frame><draw:frame text:anchor-type="paragraph" draw:z-index="61" draw:style-name="gr11" draw:text-style-name="P7" svg:width="2.0476in" svg:height="0.2106in" svg:x="2.798in" svg:y="4.3701in"><draw:text-box><text:p text:style-name="P8"><text:span text:style-name="T4"><text:a xlink:href="python://formatLang(get_matrix_line(4).get('bruto', &quot;&quot;), dp='DPP Bukti Potong')" xlink:type="simple">BRUTO_4</text:a></text:span></text:p></draw:text-box></draw:frame><draw:frame text:anchor-type="paragraph" draw:z-index="62" draw:style-name="gr11" draw:text-style-name="P7" svg:width="2.0476in" svg:height="0.2106in" svg:x="2.798in" svg:y="4.1598in"><draw:text-box><text:p text:style-name="P8"><text:span text:style-name="T4"><text:a xlink:href="python://formatLang(get_matrix_line(3).get('bruto', &quot;&quot;), dp='DPP Bukti Potong')" xlink:type="simple">BRUTO_3</text:a></text:span></text:p></draw:text-box></draw:frame><draw:frame text:anchor-type="paragraph" draw:z-index="63" draw:style-name="gr11" draw:text-style-name="P7" svg:width="2.0476in" svg:height="0.2205in" svg:x="2.798in" svg:y="3.9398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64" draw:style-name="gr11" draw:text-style-name="P7" svg:width="2.0476in" svg:height="0.2331in" svg:x="2.798in" svg:y="3.7071in"><draw:text-box><text:p text:style-name="P9"><text:span text:style-name="T5"><text:a xlink:href="python://formatLang(get_matrix_line(1).get('bruto', &quot;&quot;), dp='DPP Bukti Potong')" xlink:type="simple">BRUTO_1</text:a></text:span></text:p></draw:text-box></draw:frame><draw:frame text:anchor-type="paragraph" draw:z-index="65" draw:style-name="gr11" draw:text-style-name="P7" svg:width="2.0476in" svg:height="0.2106in" svg:x="2.798in" svg:y="4.7909in"><draw:text-box><text:p text:style-name="P8"><text:span text:style-name="T4"><text:a xlink:href="python://formatLang(get_matrix_line(6).get('bruto', &quot;&quot;), dp='DPP Bukti Potong')" xlink:type="simple">BRUTO_6</text:a></text:span></text:p></draw:text-box></draw:frame><draw:frame text:anchor-type="paragraph" draw:z-index="66" draw:style-name="gr11" draw:text-style-name="P7" svg:width="2.0232in" svg:height="0.2098in" svg:x="5.4689in" svg:y="4.5807in"><draw:text-box><text:p text:style-name="P8"><text:span text:style-name="T4"><text:a xlink:href="python://formatLang(get_matrix_line(5).get('pph_dipotong', &quot;&quot;), dp='PPh Bukti Potong')" xlink:type="simple">PPH_5</text:a></text:span></text:p></draw:text-box></draw:frame><draw:frame text:anchor-type="paragraph" draw:z-index="67" draw:style-name="gr11" draw:text-style-name="P7" svg:width="2.0232in" svg:height="0.2098in" svg:x="5.4689in" svg:y="4.3709in"><draw:text-box><text:p text:style-name="P8"><text:span text:style-name="T4"><text:a xlink:href="python://formatLang(get_matrix_line(4).get('pph_dipotong', &quot;&quot;), dp='PPh Bukti Potong')" xlink:type="simple">PPH_4</text:a></text:span></text:p></draw:text-box></draw:frame><draw:frame text:anchor-type="paragraph" draw:z-index="68" draw:style-name="gr11" draw:text-style-name="P7" svg:width="2.0378in" svg:height="0.2098in" svg:x="5.4543in" svg:y="4.161in"><draw:text-box><text:p text:style-name="P8"><text:span text:style-name="T4"><text:a xlink:href="python://formatLang(get_matrix_line(3).get('pph_dipotong', &quot;&quot;), dp='PPh Bukti Potong')" xlink:type="simple">PPH_3</text:a></text:span></text:p></draw:text-box></draw:frame><draw:frame text:anchor-type="paragraph" draw:z-index="69" draw:style-name="gr11" draw:text-style-name="P7" svg:width="1.9898in" svg:height="0.2098in" svg:x="5.4909in" svg:y="3.9134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70" draw:style-name="gr11" draw:text-style-name="P7" svg:width="2.0343in" svg:height="0.2098in" svg:x="5.4465in" svg:y="3.7035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71" draw:style-name="gr11" draw:text-style-name="P7" svg:width="2.0051in" svg:height="0.2098in" svg:x="5.4835in" svg:y="4.8228in"><draw:text-box><text:p text:style-name="P8"><text:span text:style-name="T4"><text:a xlink:href="python://formatLang(get_matrix_line(6).get('pph_dipotong', &quot;&quot;), dp='PPh Bukti Potong')" xlink:type="simple">PPH_6</text:a></text:span></text:p></draw:text-box></draw:frame><draw:frame text:anchor-type="paragraph" draw:z-index="72" draw:style-name="gr11" draw:text-style-name="P7" svg:width="2.226in" svg:height="0.2067in" svg:x="0.572in" svg:y="3.7047in"><draw:text-box><text:p text:style-name="P10"><text:span text:style-name="T4"><text:a xlink:href="python://get_matrix_line(1).get('tax_code_name',%20%22%22)" xlink:type="simple">JENIS_1</text:a></text:span></text:p></draw:text-box></draw:frame><draw:frame text:anchor-type="paragraph" draw:z-index="73" draw:style-name="gr11" draw:text-style-name="P7" svg:width="2.226in" svg:height="0.2071in" svg:x="0.572in" svg:y="3.9272in"><draw:text-box><text:p text:style-name="P10"><text:span text:style-name="T4"><text:a xlink:href="python://get_matrix_line(2).get('tax_code_name',%20%22%22)" xlink:type="simple">JENIS_2</text:a></text:span></text:p></draw:text-box></draw:frame><draw:frame text:anchor-type="paragraph" draw:z-index="74" draw:style-name="gr11" draw:text-style-name="P7" svg:width="2.226in" svg:height="0.2071in" svg:x="0.572in" svg:y="4.1398in"><draw:text-box><text:p text:style-name="P10"><text:span text:style-name="T4"><text:a xlink:href="python://get_matrix_line(3).get('tax_code_name',%20%22%22)" xlink:type="simple">JENIS_3</text:a></text:span></text:p></draw:text-box></draw:frame><draw:frame text:anchor-type="paragraph" draw:z-index="75" draw:style-name="gr11" draw:text-style-name="P7" svg:width="2.226in" svg:height="0.2067in" svg:x="0.572in" svg:y="4.3661in"><draw:text-box><text:p text:style-name="P10"><text:span text:style-name="T4"><text:a xlink:href="python://get_matrix_line(4).get('tax_code_name',%20%22%22)" xlink:type="simple">JENIS_4</text:a></text:span></text:p></draw:text-box></draw:frame><draw:frame text:anchor-type="paragraph" draw:z-index="76" draw:style-name="gr11" draw:text-style-name="P7" svg:width="2.226in" svg:height="0.2067in" svg:x="0.572in" svg:y="4.5925in"><draw:text-box><text:p text:style-name="P10"><text:span text:style-name="T4"><text:a xlink:href="python://get_matrix_line(5).get('tax_code_name',%20%22%22)" xlink:type="simple">JENIS_5</text:a></text:span></text:p></draw:text-box></draw:frame><draw:frame text:anchor-type="paragraph" draw:z-index="77" draw:style-name="gr11" draw:text-style-name="P7" svg:width="2.226in" svg:height="0.2067in" svg:x="0.572in" svg:y="4.8189in"><draw:text-box><text:p text:style-name="P10"><text:span text:style-name="T4"><text:a xlink:href="python://get_matrix_line(6).get('tax_code_name',%20%22%22)" xlink:type="simple">JENIS_6</text:a></text:span></text:p></draw:text-box></draw:frame><draw:frame text:anchor-type="paragraph" draw:z-index="78" draw:style-name="gr11" draw:text-style-name="P7" svg:width="2.0315in" svg:height="0.2094in" svg:x="2.8126in" svg:y="5.0417in"><draw:text-box><text:p text:style-name="P8"><text:span text:style-name="T4"><text:a xlink:href="python://formatLang(get_total_bruto(), dp='DPP Bukti Potong')" xlink:type="simple">TOTAL BRUTO</text:a></text:span></text:p></draw:text-box></draw:frame><draw:frame text:anchor-type="paragraph" draw:z-index="79" draw:style-name="gr11" draw:text-style-name="P7" svg:width="2.0276in" svg:height="0.2157in" svg:x="5.461in" svg:y="5.0327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80" draw:style-name="gr10" draw:text-style-name="P7" svg:width="6.4862in" svg:height="0.1835in" svg:x="1.0217in" svg:y="5.2854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30" draw:style-name="gr11" draw:text-style-name="P7" svg:width="2.098in" svg:height="0.1835in" svg:x="4.4571in" svg:y="8.3764in"><draw:text-box><text:p text:style-name="P3"><text:span text:style-name="T4"><text:a xlink:href="python://o.ttd_id.name" xlink:type="simple">TTD</text:a></text:span></text:p></draw:text-box></draw:frame><draw:frame text:anchor-type="paragraph" draw:z-index="131" draw:style-name="gr11" draw:text-style-name="P7" svg:width="0.948in" svg:height="0.1835in" svg:x="4.1043in" svg:y="5.6327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32" draw:style-name="gr11" draw:text-style-name="P7" svg:width="1.148in" svg:height="0.1835in" svg:x="5.1366in" svg:y="5.639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33" draw:style-name="gr11" draw:text-style-name="P7" svg:width="0.3142in" svg:height="0.1835in" svg:x="6.5571in" svg:y="5.6327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3606in" svg:height="0.1835in" svg:x="3.1602in" svg:y="1.559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BB98E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10:04:27.037968696</dc:date>
    <meta:editing-duration>PT10H9M16S</meta:editing-duration>
    <meta:editing-cycles>126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